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2_12-16-05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22_14-30-06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26416 E-139-34-49.489746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22_17-29-23_000.jpg</text:p>
          </table:table-cell>
          <table:table-cell table:style-name="ce15" office:value-type="string">
            <text:p>:m RES 1*1 / free# JVEMV6 37#24.5_1 / 37. miscs of miscs / 24. UFO-science / 5. doc:M-9 / drawing:circuit</text:p>
          </table:table-cell>
          <table:table-cell table:style-name="ce31"/>
          <table:table-cell table:style-name="ce3"/>
          <table:table-cell table:style-name="ce3" office:value-type="string">
            <text:p>N-35-35-28.29895 E-139-34-49.215087</text:p>
          </table:table-cell>
          <table:table-cell table:style-name="ce32" table:formula="of:=IF([.E4]=&quot;&quot;;[.C4];CONCATENATE([.C4];&quot; / &quot;;[.E4]))" office:value-type="string" office:string-value=":m RES 1*1 / free# JVEMV6 37#24.5_1 / 37. miscs of miscs / 24. UFO-science / 5. doc:M-9 / drawing:circuit">
            <text:p>:m RES 1*1 / free# JVEMV6 37#24.5_1 / 37. miscs of miscs / 24. UFO-science / 5. doc:M-9 / drawing:circuit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2_17-29-39_000.jpg</text:p>
          </table:table-cell>
          <table:table-cell table:style-name="ce15" office:value-type="string">
            <text:p>:m RES 1*1 / free# JVEMV6 37#24.5_2 / 37. miscs of miscs / 24. UFO-science / 5. doc:M-9 / memo;drawing</text:p>
          </table:table-cell>
          <table:table-cell table:style-name="ce15"/>
          <table:table-cell table:style-name="ce3"/>
          <table:table-cell table:style-name="ce3" office:value-type="string">
            <text:p>N-35-35-28.29895 E-139-34-49.215087</text:p>
          </table:table-cell>
          <table:table-cell table:style-name="ce32" table:formula="of:=IF([.E5]=&quot;&quot;;[.C5];CONCATENATE([.C5];&quot; / &quot;;[.E5]))" office:value-type="string" office:string-value=":m RES 1*1 / free# JVEMV6 37#24.5_2 / 37. miscs of miscs / 24. UFO-science / 5. doc:M-9 / memo;drawing">
            <text:p>:m RES 1*1 / free# JVEMV6 37#24.5_2 / 37. miscs of miscs / 24. UFO-science / 5. doc:M-9 / memo;drawing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2_20-44-14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39508 E-139-34-49.160156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3_00-47-28_000.jpg</text:p>
          </table:table-cell>
          <table:table-cell table:style-name="ce15" office:value-type="string">
            <text:p>:m other / log / 寝る前　ウェブ閲覧　記録　（for オナニー） / 了 </text:p>
          </table:table-cell>
          <table:table-cell table:style-name="ce17"/>
          <table:table-cell table:style-name="ce3"/>
          <table:table-cell table:style-name="ce3" office:value-type="string">
            <text:p>N-35-35-28.326416 E-139-34-49.215087</text:p>
          </table:table-cell>
          <table:table-cell table:style-name="ce32" table:formula="of:=IF([.E7]=&quot;&quot;;[.C7];CONCATENATE([.C7];&quot; / &quot;;[.E7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23_00-47-33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326416 E-139-34-49.215087</text:p>
          </table:table-cell>
          <table:table-cell table:style-name="ce32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23_05-51-51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2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23_07-05-16_000.jpg</text:p>
          </table:table-cell>
          <table:table-cell table:style-name="ce17" office:value-type="string">
            <text:p>:m music / log / kb / || s.1:genr=f-prev:ap-1.6,memo=+,for=write-out:cp;melody-A;melody-B</text:p>
          </table:table-cell>
          <table:table-cell table:style-name="ce17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2" table:formula="of:=IF([.E10]=&quot;&quot;;[.C10];CONCATENATE([.C10];&quot; / &quot;;[.E10]))" office:value-type="string" office:string-value=":m music / log / kb / || s.1:genr=f-prev:ap-1.6,memo=+,for=write-out:cp;melody-A;melody-B">
            <text:p>:m music / log / kb / || s.1:genr=f-prev:ap-1.6,memo=+,for=write-out:cp;melody-A;melody-B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23_07-38-00_000.jpg</text:p>
          </table:table-cell>
          <table:table-cell table:style-name="ce20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 table:formula="of:=IF([.E11]=&quot;&quot;;[.C11];CONCATENATE([.C11];&quot; / &quot;;[.E11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22_20-12-26_000.mp4</text:p>
          </table:table-cell>
          <table:table-cell table:style-name="ce6" office:value-type="string">
            <text:p>:VIDEO / @自宅 / メモ / kb,keyboard / 演奏、play / k-2020-0622-1 / genr=f-prev:ap-1.7,for=melody-B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IDEO / @自宅 / メモ / kb,keyboard / 演奏、play / k-2020-0622-1 / genr=f-prev:ap-1.7,for=melody-B">
            <text:p>:VIDEO / @自宅 / メモ / kb,keyboard / 演奏、play / k-2020-0622-1 / genr=f-prev:ap-1.7,for=melody-B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2_22-59-38_000.mp4</text:p>
          </table:table-cell>
          <table:table-cell table:style-name="ce6" office:value-type="string">
            <text:p>:VIDEO / @自宅 / メモ / kb,keyboard / 演奏、play / k-2020-0622-2 / genr=genr=f-prev:ap-1.7,key=D,for=melody-A:var:stroke-2-note,for=melody-B:analysis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IDEO / @自宅 / メモ / kb,keyboard / 演奏、play / k-2020-0622-2 / genr=genr=f-prev:ap-1.7,key=D,for=melody-A:var:stroke-2-note,for=melody-B:analysis">
            <text:p>:VIDEO / @自宅 / メモ / kb,keyboard / 演奏、play / k-2020-0622-2 / genr=genr=f-prev:ap-1.7,key=D,for=melody-A:var:stroke-2-note,for=melody-B:analysi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3_06-51-08_000.mp4</text:p>
          </table:table-cell>
          <table:table-cell table:style-name="ce6" office:value-type="string">
            <text:p>:VIDEO / @自宅 / メモ / kb,keyboard / 演奏、play / k-2020-0622-3 / genr=f-prev:ap-1.7,key=D,for=melody-A:var:stroke-2-note</text:p>
          </table:table-cell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IDEO / @自宅 / メモ / kb,keyboard / 演奏、play / k-2020-0622-3 / genr=f-prev:ap-1.7,key=D,for=melody-A:var:stroke-2-note">
            <text:p>:VIDEO / @自宅 / メモ / kb,keyboard / 演奏、play / k-2020-0622-3 / genr=f-prev:ap-1.7,key=D,for=melody-A:var:stroke-2-no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2020/06/23</text:date>, <text:time>09:3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3T09:33:44.57</dc:date>
    <dc:creator>iwabuchi ken</dc:creator>
    <meta:editing-duration>P22DT9H30M7S</meta:editing-duration>
    <meta:editing-cycles>8669</meta:editing-cycles>
    <meta:document-statistic meta:table-count="1" meta:cell-count="446" meta:object-count="0"/>
  </office:meta>
</office:document-meta>
</file>